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es scénarios globales de test :</text:p>
      <text:p text:style-name="Standard"/>
      <text:p text:style-name="Standard">Erreurs :</text:p>
      <text:p text:style-name="Standard"><text:tab/>Login</text:p>
      <text:list xml:id="list1005772249" text:style-name="L1">
        <text:list-item>
          <text:list>
            <text:list-item>
              <text:list>
                <text:list-item>
                  <text:p text:style-name="P2">Rentrer un mauvais login</text:p>
                </text:list-item>
                <text:list-item>
                  <text:p text:style-name="P2">Rentrer un mauvais pass</text:p>
                </text:list-item>
              </text:list>
            </text:list-item>
          </text:list>
        </text:list-item>
      </text:list>
      <text:p text:style-name="Standard"/>
      <text:p text:style-name="Standard"><text:tab/>Boite d'envoi</text:p>
      <text:list xml:id="list449465954" text:style-name="L2">
        <text:list-item>
          <text:list>
            <text:list-item>
              <text:list>
                <text:list-item>
                  <text:p text:style-name="P3">Envoyer un message vide</text:p>
                </text:list-item>
                <text:list-item>
                  <text:p text:style-name="P3">Envoyer un message sans titre</text:p>
                </text:list-item>
                <text:list-item>
                  <text:p text:style-name="P3">Envoyer un message a un contacte qui n'a pas un adresse valide</text:p>
                </text:list-item>
                <text:list-item>
                  <text:p text:style-name="P3">Envoyer un message à aucun destinataire (on ne sélectionne pas de destinataire dans</text:p>
                  <text:p text:style-name="P3">la liste et on fait envoyer)</text:p>
                </text:list-item>
                <text:list-item>
                  <text:p text:style-name="P3">Sauvegarder un message vide, puis un message sans titre, … dans les brouillons</text:p>
                </text:list-item>
                <text:list-item>
                  <text:p text:style-name="P3">Tenter de supprimer des messages sans en sélectionner un seul</text:p>
                </text:list-item>
              </text:list>
            </text:list-item>
          </text:list>
        </text:list-item>
      </text:list>
      <text:p text:style-name="Standard"/>
      <text:p text:style-name="Standard"><text:tab/>Contacts</text:p>
      <text:list xml:id="list66503199" text:style-name="L3">
        <text:list-item>
          <text:list>
            <text:list-item>
              <text:list>
                <text:list-item>
                  <text:p text:style-name="P4">Tester la création d'un contact avec une info manquant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Sans erreurs :</text:p>
      <text:p text:style-name="Standard"><text:tab/>Login</text:p>
      <text:list xml:id="list1579301301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Se logu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Boite d'envoi</text:p>
      <text:list xml:id="list53528428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Supprimer un et plusieurs messages</text:p>
                        </text:list-item>
                        <text:list-item>
                          <text:p text:style-name="P6">Enregistrer un message dans les brouillons</text:p>
                        </text:list-item>
                        <text:list-item>
                          <text:p text:style-name="P6">Envoyer un message, à un contact qui existe, et à plusieurs contacts</text:p>
                        </text:list-item>
                        <text:list-item>
                          <text:p text:style-name="P6">Envoyer un message avec un contenu et un corps</text:p>
                        </text:list-item>
                        <text:list-item>
                          <text:p text:style-name="P6">Lire un mes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Boite de réception :</text:p>
      <text:list xml:id="list21794476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Lire un message</text:p>
                        </text:list-item>
                        <text:list-item>
                          <text:p text:style-name="P7">Supprimer un message</text:p>
                        </text:list-item>
                        <text:list-item>
                          <text:p text:style-name="P7">Lire un mes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Brouillons :</text:p>
      <text:list xml:id="list131727936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Lire un brouillon</text:p>
                        </text:list-item>
                        <text:list-item>
                          <text:p text:style-name="P8">Éditer un brouillon</text:p>
                        </text:list-item>
                        <text:list-item>
                          <text:p text:style-name="P8">Envoyer</text:p>
                        </text:list-item>
                        <text:list-item>
                          <text:p text:style-name="P8">Sauvegarder un brouillon après édition</text:p>
                        </text:list-item>
                        <text:list-item>
                          <text:p text:style-name="P8">Supprimer un brouill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Contacts :</text:p>
      <text:list xml:id="list1834312145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Créer un contact</text:p>
                        </text:list-item>
                        <text:list-item>
                          <text:p text:style-name="P9">Supprimer un contact</text:p>
                        </text:list-item>
                        <text:list-item>
                          <text:p text:style-name="P9">Visualiser les infos sur un contact</text:p>
                        </text:list-item>
                        <text:list-item>
                          <text:p text:style-name="P9">Écrire à un conta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ouan </meta:initial-creator>
    <meta:creation-date>2012-05-05T17:14:10</meta:creation-date>
    <dc:date>2012-05-06T14:14:10</dc:date>
    <dc:creator>titouan </dc:creator>
    <meta:editing-duration>PT01H33M15S</meta:editing-duration>
    <meta:editing-cycles>30</meta:editing-cycles>
    <meta:generator>OpenOffice.org/3.2$Linux OpenOffice.org_project/320m12$Build-9483</meta:generator>
    <meta:document-statistic meta:table-count="0" meta:image-count="0" meta:object-count="0" meta:page-count="1" meta:paragraph-count="39" meta:word-count="211" meta:character-count="1138"/>
  </office:meta>
</office:document-meta>
</file>